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P2" style:family="paragraph" style:parent-style-name="Footer">
      <style:paragraph-properties fo:text-align="end" style:justify-single-word="false"/>
      <style:text-properties officeooo:rsid="0008e44a" officeooo:paragraph-rsid="0008e44a"/>
    </style:style>
    <style:style style:name="P3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8dc6" officeooo:paragraph-rsid="00048dc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8dc6" officeooo:paragraph-rsid="00048dc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T1" style:family="text">
      <style:text-properties officeooo:rsid="000b6a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DBMS LAB – <text:span text:style-name="T1">2</text:span></text:p>
      <text:p text:style-name="P5"/>
      <text:p text:style-name="P5"/>
      <text:p text:style-name="P3">1.</text:p>
      <text:p text:style-name="P3">CREATE TABLE AUTHOR(author_id INT,name VARCHAR(20),city VARCHAR(20),country VARCHAR(20));</text:p>
      <text:p text:style-name="P3">CREATE TABLE PUBLISHER(publisher_id INT,name VARCHAR(20),city VARCHAR(20),country VARCHAR(20));</text:p>
      <text:p text:style-name="P3">CREATE TABLE CATALOG(book_id INT,author_id INT,publisher_id INT,category_id INT,year INT,price INT);</text:p>
      <text:p text:style-name="P3">CREATE TABLE CATEGORY(category_id INT,DESCRIPTION varchar(20));</text:p>
      <text:p text:style-name="P3">CREATE TABLE ORDER_DETAILS(order_no INT,book_id INT,quantity INT);</text:p>
      <text:p text:style-name="P3"/>
      <text:p text:style-name="P3">ALTER TABLE PUBLISHER ADD PRIMARY KEY(publisher_id);</text:p>
      <text:p text:style-name="P3">ALTER TABLE CATALOG ADD PRIMARY KEY(book_id,author_id,publisher_id,category_id);</text:p>
      <text:p text:style-name="P3">ALTER TABLE CATEGORY ADD PRIMARY KEY(category_id);</text:p>
      <text:p text:style-name="P3">ALTER TABLE ORDER_DETAILS ADD PRIMARY KEY(order_no,book_id);</text:p>
      <text:p text:style-name="P3"/>
      <text:p text:style-name="P3">DESC AUTHOR;</text:p>
      <text:p text:style-name="P3">+-----------+-------------+------+-----+---------+-------+</text:p>
      <text:p text:style-name="P3">| Field <text:s text:c="4"/>| Type <text:s text:c="7"/>| Null | Key | Default | Extra |</text:p>
      <text:p text:style-name="P3">+-----------+-------------+------+-----+---------+-------+</text:p>
      <text:p text:style-name="P3">| author_id | int <text:s text:c="8"/>| NO <text:s text:c="2"/>| PRI | NULL <text:s text:c="3"/>| <text:s text:c="6"/>|</text:p>
      <text:p text:style-name="P3">| name <text:s text:c="5"/>| varchar(20) | YES <text:s/>| <text:s text:c="4"/>| NULL <text:s text:c="3"/>| <text:s text:c="6"/>|</text:p>
      <text:p text:style-name="P3">| city <text:s text:c="5"/>| varchar(20) | YES <text:s/>| <text:s text:c="4"/>| NULL <text:s text:c="3"/>| <text:s text:c="6"/>|</text:p>
      <text:p text:style-name="P3">| country <text:s text:c="2"/>| varchar(20) | YES <text:s/>| <text:s text:c="4"/>| NULL <text:s text:c="3"/>| <text:s text:c="6"/>|</text:p>
      <text:p text:style-name="P3">+-----------+-------------+------+-----+---------+-------+</text:p>
      <text:p text:style-name="P3">4 rows in set (0.00 sec)</text:p>
      <text:p text:style-name="P3"/>
      <text:p text:style-name="P3"><text:soft-page-break/>mysql&gt; DESC PUBLISHER;</text:p>
      <text:p text:style-name="P3">+--------------+-------------+------+-----+---------+-------+</text:p>
      <text:p text:style-name="P3">| Field <text:s text:c="7"/>| Type <text:s text:c="7"/>| Null | Key | Default | Extra |</text:p>
      <text:p text:style-name="P3">+--------------+-------------+------+-----+---------+-------+</text:p>
      <text:p text:style-name="P3">| publisher_id | int <text:s text:c="8"/>| NO <text:s text:c="2"/>| PRI | NULL <text:s text:c="3"/>| <text:s text:c="6"/>|</text:p>
      <text:p text:style-name="P3">| name <text:s text:c="8"/>| varchar(20) | YES <text:s/>| <text:s text:c="4"/>| NULL <text:s text:c="3"/>| <text:s text:c="6"/>|</text:p>
      <text:p text:style-name="P3">| city <text:s text:c="8"/>| varchar(20) | YES <text:s/>| <text:s text:c="4"/>| NULL <text:s text:c="3"/>| <text:s text:c="6"/>|</text:p>
      <text:p text:style-name="P3">| country <text:s text:c="5"/>| varchar(20) | YES <text:s/>| <text:s text:c="4"/>| NULL <text:s text:c="3"/>| <text:s text:c="6"/>|</text:p>
      <text:p text:style-name="P3">+--------------+-------------+------+-----+---------+-------+</text:p>
      <text:p text:style-name="P3">4 rows in set (0.00 sec)</text:p>
      <text:p text:style-name="P3"/>
      <text:p text:style-name="P3">mysql&gt; DESC CATALOG;</text:p>
      <text:p text:style-name="P3">+--------------+------+------+-----+---------+-------+</text:p>
      <text:p text:style-name="P3">| Field <text:s text:c="7"/>| Type | Null | Key | Default | Extra |</text:p>
      <text:p text:style-name="P3">+--------------+------+------+-----+---------+-------+</text:p>
      <text:p text:style-name="P3">| book_id <text:s text:c="5"/>| int <text:s/>| NO <text:s text:c="2"/>| PRI | NULL <text:s text:c="3"/>| <text:s text:c="6"/>|</text:p>
      <text:p text:style-name="P3">| author_id <text:s text:c="3"/>| int <text:s/>| NO <text:s text:c="2"/>| PRI | NULL <text:s text:c="3"/>| <text:s text:c="6"/>|</text:p>
      <text:p text:style-name="P3">| publisher_id | int <text:s/>| NO <text:s text:c="2"/>| PRI | NULL <text:s text:c="3"/>| <text:s text:c="6"/>|</text:p>
      <text:p text:style-name="P3">| category_id <text:s/>| int <text:s/>| NO <text:s text:c="2"/>| PRI | NULL <text:s text:c="3"/>| <text:s text:c="6"/>|</text:p>
      <text:p text:style-name="P3">| year <text:s text:c="8"/>| int <text:s/>| YES <text:s/>| <text:s text:c="4"/>| NULL <text:s text:c="3"/>| <text:s text:c="6"/>|</text:p>
      <text:p text:style-name="P3">| price <text:s text:c="7"/>| int <text:s/>| YES <text:s/>| <text:s text:c="4"/>| NULL <text:s text:c="3"/>| <text:s text:c="6"/>|</text:p>
      <text:p text:style-name="P3">+--------------+------+------+-----+---------+-------+</text:p>
      <text:p text:style-name="P3">6 rows in set (0.00 sec)</text:p>
      <text:p text:style-name="P3"/>
      <text:p text:style-name="P3">mysql&gt; DESC ORDER_DETAILS;</text:p>
      <text:p text:style-name="P3">+----------+------+------+-----+---------+-------+</text:p>
      <text:p text:style-name="P3">| Field <text:s text:c="3"/>| Type | Null | Key | Default | Extra |</text:p>
      <text:p text:style-name="P3">+----------+------+------+-----+---------+-------+</text:p>
      <text:p text:style-name="P3">| order_no | int <text:s/>| NO <text:s text:c="2"/>| PRI | NULL <text:s text:c="3"/>| <text:s text:c="6"/>|</text:p>
      <text:p text:style-name="P3">| book_id <text:s/>| int <text:s/>| NO <text:s text:c="2"/>| PRI | NULL <text:s text:c="3"/>| <text:s text:c="6"/>|</text:p>
      <text:p text:style-name="P3">| quantity | int <text:s/>| YES <text:s/>| <text:s text:c="4"/>| NULL <text:s text:c="3"/>| <text:s text:c="6"/>|</text:p>
      <text:p text:style-name="P3">+----------+------+------+-----+---------+-------+</text:p>
      <text:p text:style-name="P3"/>
      <text:p text:style-name="P3"><text:soft-page-break/>INSERT INTO PUBLISHER VALUES(1,'Sanjiv','Trichy','India'),(2,'Soma','Trichy','India'),(3,'srivinesh','Trichy','India'),(4,'Mano','Trichy','India'),(5,'Nitin','Trichy','India')</text:p>
      <text:p text:style-name="P3"><text:s text:c="4"/>-&gt; ;</text:p>
      <text:p text:style-name="P3"/>
      <text:p text:style-name="P3">INSERT INTO CATALOG VALUES(1,1,1,1,2023,7200,'SQL'),(2,2,2,2,2023,5200,'C++', 'Cotlin');</text:p>
      <text:p text:style-name="P3"/>
      <text:p text:style-name="P3">INSERT INTO CATEGORY VALUES(1,'V Good'),(2,'V Good'),(3,'Exellent'),(4,'Good');</text:p>
      <text:p text:style-name="P3"/>
      <text:p text:style-name="P3">INSERT INTO ORDER_DETAILS VALUES(1,1,200),(2,2,230),(3,3,300),(4,4,210),(5,5,100);</text:p>
      <text:p text:style-name="P3"/>
      <text:p text:style-name="P3">SELECT COUNT(author_id) FROM AUTHOR;</text:p>
      <text:p text:style-name="P3">+------------------+</text:p>
      <text:p text:style-name="P3">| COUNT(author_id) |</text:p>
      <text:p text:style-name="P3">+------------------+</text:p>
      <text:p text:style-name="P3">| <text:s text:c="15"/>5 |</text:p>
      <text:p text:style-name="P3">+------------------+</text:p>
      <text:p text:style-name="P3"/>
      <text:p text:style-name="P3"/>
      <text:p text:style-name="P3">2.</text:p>
      <text:p text:style-name="P3">CREATE TABLE Book(Acc_no INT,Yr_pib INT,title VARCHAR(20));</text:p>
      <text:p text:style-name="P3">DESC Book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Acc_no | int <text:s text:c="8"/>| YES <text:s/>| <text:s text:c="4"/>| NULL <text:s text:c="3"/>| <text:s text:c="6"/>|</text:p>
      <text:p text:style-name="P3">| Yr_pib | int <text:s text:c="8"/>| YES <text:s/>| <text:s text:c="4"/>| NULL <text:s text:c="3"/>| <text:s text:c="6"/>|</text:p>
      <text:p text:style-name="P3">| title <text:s/>| varchar(20) | YES <text:s/>| <text:s text:c="4"/>| NULL <text:s text:c="3"/>| <text:s text:c="6"/>|</text:p>
      <text:p text:style-name="P3">+--------+-------------+------+-----+---------+-------+</text:p>
      <text:p text:style-name="P3"/>
      <text:p text:style-name="P3"><text:soft-page-break/>INSERT INTO Book VALUES(734216,1982,'Algorithm design'),(237235,1995,'Database systems'),(631523,1992,'Compiler design'),(543211,1991,'programming'),(376112,1992,'Machine design');</text:p>
      <text:p text:style-name="P3"/>
      <text:p text:style-name="P3">SELECT * FROM Book;</text:p>
      <text:p text:style-name="P3">+--------+--------+------------------+</text:p>
      <text:p text:style-name="P3">| Acc_no | Yr_pib | title <text:s text:c="11"/>|</text:p>
      <text:p text:style-name="P3">+--------+--------+------------------+</text:p>
      <text:p text:style-name="P3">| 237235 | <text:s text:c="2"/>1995 | Database systems |</text:p>
      <text:p text:style-name="P3">| 376112 | <text:s text:c="2"/>1992 | Machine design <text:s text:c="2"/>|</text:p>
      <text:p text:style-name="P3">| 543211 | <text:s text:c="2"/>1991 | programming <text:s text:c="5"/>|</text:p>
      <text:p text:style-name="P3">| 631523 | <text:s text:c="2"/>1992 | Compiler design <text:s/>|</text:p>
      <text:p text:style-name="P3">| 734216 | <text:s text:c="2"/>1982 | Algorithm design |</text:p>
      <text:p text:style-name="P3">+--------+--------+------------------+</text:p>
      <text:p text:style-name="P3">5 rows in set (0.00 sec)</text:p>
      <text:p text:style-name="P3"/>
      <text:p text:style-name="P3">SELECT title,Acc_no FROM Book;</text:p>
      <text:p text:style-name="P3">+------------------+--------+</text:p>
      <text:p text:style-name="P3">| title <text:s text:c="11"/>| Acc_no |</text:p>
      <text:p text:style-name="P3">+------------------+--------+</text:p>
      <text:p text:style-name="P3">| Database systems | 237235 |</text:p>
      <text:p text:style-name="P3">| Machine design <text:s text:c="2"/>| 376112 |</text:p>
      <text:p text:style-name="P3">| programming <text:s text:c="5"/>| 543211 |</text:p>
      <text:p text:style-name="P3">| Compiler design <text:s/>| 631523 |</text:p>
      <text:p text:style-name="P3">| Algorithm design | 734216 |</text:p>
      <text:p text:style-name="P3">+------------------+--------+</text:p>
      <text:p text:style-name="P3"/>
      <text:p text:style-name="P3">SELECT * FROM Book WHERE Yr_pib =1992;</text:p>
      <text:p text:style-name="P3">+--------+--------+-----------------+</text:p>
      <text:p text:style-name="P3">| Acc_no | Yr_pib | title <text:s text:c="10"/>|</text:p>
      <text:p text:style-name="P3">+--------+--------+-----------------+</text:p>
      <text:p text:style-name="P3">| 376112 | <text:s text:c="2"/>1992 | Machine design <text:s/>|</text:p>
      <text:p text:style-name="P3">| 631523 | <text:s text:c="2"/>1992 | Compiler design |</text:p>
      <text:p text:style-name="P3">+--------+--------+-----------------+</text:p>
      <text:p text:style-name="P3"/>
      <text:p text:style-name="P3"><text:soft-page-break/>SELECT * FROM Book WHERE Acc_no&gt;=56782;</text:p>
      <text:p text:style-name="P3">+--------+--------+------------------+</text:p>
      <text:p text:style-name="P3">| Acc_no | Yr_pib | title <text:s text:c="11"/>|</text:p>
      <text:p text:style-name="P3">+--------+--------+------------------+</text:p>
      <text:p text:style-name="P3">| 237235 | <text:s text:c="2"/>1995 | Database systems |</text:p>
      <text:p text:style-name="P3">| 376112 | <text:s text:c="2"/>1992 | Machine design <text:s text:c="2"/>|</text:p>
      <text:p text:style-name="P3">| 543211 | <text:s text:c="2"/>1991 | programming <text:s text:c="5"/>|</text:p>
      <text:p text:style-name="P3">| 631523 | <text:s text:c="2"/>1992 | Compiler design <text:s/>|</text:p>
      <text:p text:style-name="P3">| 734216 | <text:s text:c="2"/>1982 | Algorithm design |</text:p>
      <text:p text:style-name="P3">+--------+--------+------------------+</text:p>
      <text:p text:style-name="P3"/>
      <text:p text:style-name="P3">SELECT Acc_no AS SERIAL_NO</text:p>
      <text:p text:style-name="P3"><text:s text:c="4"/>-&gt; FROM Book;</text:p>
      <text:p text:style-name="P3">+-----------+</text:p>
      <text:p text:style-name="P3">| SERIAL_NO |</text:p>
      <text:p text:style-name="P3">+-----------+</text:p>
      <text:p text:style-name="P3">| <text:s text:c="3"/>237235 |</text:p>
      <text:p text:style-name="P3">| <text:s text:c="3"/>376112 |</text:p>
      <text:p text:style-name="P3">| <text:s text:c="3"/>543211 |</text:p>
      <text:p text:style-name="P3">| <text:s text:c="3"/>631523 |</text:p>
      <text:p text:style-name="P3">| <text:s text:c="3"/>734216 |</text:p>
      <text:p text:style-name="P3">+-----------+</text:p>
      <text:p text:style-name="P3"/>
      <text:p text:style-name="P3">SELECT Yr_pib AS YEAR FROM Book;</text:p>
      <text:p text:style-name="P3">+------+</text:p>
      <text:p text:style-name="P3">| YEAR |</text:p>
      <text:p text:style-name="P3">+------+</text:p>
      <text:p text:style-name="P3">| 1995 |</text:p>
      <text:p text:style-name="P3">| 1992 |</text:p>
      <text:p text:style-name="P3">| 1991 |</text:p>
      <text:p text:style-name="P3">| 1992 |</text:p>
      <text:p text:style-name="P3">| 1982 |</text:p>
      <text:p text:style-name="P3">+------+</text:p>
      <text:p text:style-name="P3"/>
      <text:p text:style-name="P3">3.</text:p>
      <text:p text:style-name="P3"><text:soft-page-break/>CREATE TABLE branch(branch_name VARCHAR(20),branch_city VARCHAR(20),assets VARCHAR(20));</text:p>
      <text:p text:style-name="P3"/>
      <text:p text:style-name="P3"/>
      <text:p text:style-name="P3">CREATE TABLE customer(customer_name VARCHAR(20),customer_city VARCHAR(20),cutomer_street VARCHAR(20));</text:p>
      <text:p text:style-name="P3">Query OK, 0 rows affected (0.04 sec)</text:p>
      <text:p text:style-name="P3"/>
      <text:p text:style-name="P3">mysql&gt; CREATE TABLE account(account_number INT,branch_name VARCHAR(20),balance INT);</text:p>
      <text:p text:style-name="P3">Query OK, 0 rows affected (0.04 sec)</text:p>
      <text:p text:style-name="P3"/>
      <text:p text:style-name="P3">mysql&gt; CREATE TABLE loan(loan_number INT,branch_name VARCHAR(20),aount INT);</text:p>
      <text:p text:style-name="P3">Query OK, 0 rows affected (0.03 sec)</text:p>
      <text:p text:style-name="P3"/>
      <text:p text:style-name="P3">mysql&gt; DROP TABLE loan;</text:p>
      <text:p text:style-name="P3">Query OK, 0 rows affected (0.03 sec)</text:p>
      <text:p text:style-name="P3"/>
      <text:p text:style-name="P3">mysql&gt; CREATE TABLE loan(loan_number INT,branch_name VARCHAR(20),amount INT);</text:p>
      <text:p text:style-name="P3">Query OK, 0 rows affected (0.04 sec)</text:p>
      <text:p text:style-name="P3"/>
      <text:p text:style-name="P3">mysql&gt; CREATE TABLE depositor(customer_name VARCHAR(20),account_number INT);</text:p>
      <text:p text:style-name="P3">Query OK, 0 rows affected (0.03 sec)</text:p>
      <text:p text:style-name="P3"/>
      <text:p text:style-name="P3">mysql&gt; CREATE TABLE borrower(customer_name VARCHAR(20),loan_number INT);</text:p>
      <text:p text:style-name="P3">Query OK, 0 rows affected (0.03 sec)</text:p>
      <text:p text:style-name="P3"/>
      <text:p text:style-name="P3"/>
      <text:p text:style-name="P3"/>
      <text:p text:style-name="P3"/>
      <text:p text:style-name="P3"><text:soft-page-break/>mysql&gt; SELECT title,Acc_no FROM Book;</text:p>
      <text:p text:style-name="P3">+------------------+--------+</text:p>
      <text:p text:style-name="P3">| title <text:s text:c="11"/>| Acc_no |</text:p>
      <text:p text:style-name="P3">+------------------+--------+</text:p>
      <text:p text:style-name="P3">| Database systems | 237235 |</text:p>
      <text:p text:style-name="P3">| Machine design <text:s text:c="2"/>| 376112 |</text:p>
      <text:p text:style-name="P3">| programming <text:s text:c="5"/>| 543211 |</text:p>
      <text:p text:style-name="P3">| Compiler design <text:s/>| 631523 |</text:p>
      <text:p text:style-name="P3">| Algorithm design | 734216 |</text:p>
      <text:p text:style-name="P3">+------------------+--------+</text:p>
      <text:p text:style-name="P3">5 rows in set (0.00 sec)</text:p>
      <text:p text:style-name="P3"/>
      <text:p text:style-name="P3">mysql&gt; SELECT * FROM Book WHERE Yr_pib =1992;</text:p>
      <text:p text:style-name="P3">+--------+--------+-----------------+</text:p>
      <text:p text:style-name="P3">| Acc_no | Yr_pib | title <text:s text:c="10"/>|</text:p>
      <text:p text:style-name="P3">+--------+--------+-----------------+</text:p>
      <text:p text:style-name="P3">| 376112 | <text:s text:c="2"/>1992 | Machine design <text:s/>|</text:p>
      <text:p text:style-name="P3">| 631523 | <text:s text:c="2"/>1992 | Compiler design |</text:p>
      <text:p text:style-name="P3">+--------+--------+-----------------+</text:p>
      <text:p text:style-name="P3">2 rows in set (0.00 sec)</text:p>
      <text:p text:style-name="P3"/>
      <text:p text:style-name="P3">mysql&gt; SELECT * FROM Book WHERE Acc_no&gt;=56782;</text:p>
      <text:p text:style-name="P3">+--------+--------+------------------+</text:p>
      <text:p text:style-name="P3">| Acc_no | Yr_pib | title <text:s text:c="11"/>|</text:p>
      <text:p text:style-name="P3">+--------+--------+------------------+</text:p>
      <text:p text:style-name="P3">| 237235 | <text:s text:c="2"/>1995 | Database systems |</text:p>
      <text:p text:style-name="P3">| 376112 | <text:s text:c="2"/>1992 | Machine design <text:s text:c="2"/>|</text:p>
      <text:p text:style-name="P3">| 543211 | <text:s text:c="2"/>1991 | programming <text:s text:c="5"/>|</text:p>
      <text:p text:style-name="P3">| 631523 | <text:s text:c="2"/>1992 | Compiler design <text:s/>|</text:p>
      <text:p text:style-name="P3">| 734216 | <text:s text:c="2"/>1982 | Algorithm design |</text:p>
      <text:p text:style-name="P3">+--------+--------+------------------+</text:p>
      <text:p text:style-name="P3">5 rows in set (0.00 sec)</text:p>
      <text:p text:style-name="P3"/>
      <text:p text:style-name="P3">mysql&gt; SELECT Acc_no AS SERIAL_NO</text:p>
      <text:p text:style-name="P3"><text:s text:c="4"/>-&gt; FROM Book;</text:p>
      <text:p text:style-name="P3"><text:soft-page-break/>+-----------+</text:p>
      <text:p text:style-name="P3">| SERIAL_NO |</text:p>
      <text:p text:style-name="P3">+-----------+</text:p>
      <text:p text:style-name="P3">| <text:s text:c="3"/>237235 |</text:p>
      <text:p text:style-name="P3">| <text:s text:c="3"/>376112 |</text:p>
      <text:p text:style-name="P3">| <text:s text:c="3"/>543211 |</text:p>
      <text:p text:style-name="P3">| <text:s text:c="3"/>631523 |</text:p>
      <text:p text:style-name="P3">| <text:s text:c="3"/>734216 |</text:p>
      <text:p text:style-name="P3">+-----------+</text:p>
      <text:p text:style-name="P3">5 rows in set (0.00 sec)</text:p>
      <text:p text:style-name="P3"/>
      <text:p text:style-name="P3">mysql&gt; SELECT Yr_pib AS YEAR FROM Book;</text:p>
      <text:p text:style-name="P3">+------+</text:p>
      <text:p text:style-name="P3">| YEAR |</text:p>
      <text:p text:style-name="P3">+------+</text:p>
      <text:p text:style-name="P3">| 1995 |</text:p>
      <text:p text:style-name="P3">| 1992 |</text:p>
      <text:p text:style-name="P3">| 1991 |</text:p>
      <text:p text:style-name="P3">| 1992 |</text:p>
      <text:p text:style-name="P3">| 1982 |</text:p>
      <text:p text:style-name="P3">+------+</text:p>
      <text:p text:style-name="P3">5 rows in set (0.00 sec)</text:p>
      <text:p text:style-name="P3"/>
      <text:p text:style-name="P3">mysql&gt; DESC Book;</text:p>
      <text:p text:style-name="P3">+--------+-------------+------+-----+---------+-------+</text:p>
      <text:p text:style-name="P3">| Field <text:s/>| Type <text:s text:c="7"/>| Null | Key | Default | Extra |</text:p>
      <text:p text:style-name="P3">+--------+-------------+------+-----+---------+-------+</text:p>
      <text:p text:style-name="P3">| Acc_no | int <text:s text:c="8"/>| NO <text:s text:c="2"/>| PRI | NULL <text:s text:c="3"/>| <text:s text:c="6"/>|</text:p>
      <text:p text:style-name="P3">| Yr_pib | int <text:s text:c="8"/>| NO <text:s text:c="2"/>| PRI | NULL <text:s text:c="3"/>| <text:s text:c="6"/>|</text:p>
      <text:p text:style-name="P3">| title <text:s/>| varchar(20) | YES <text:s/>| <text:s text:c="4"/>| NULL <text:s text:c="3"/>| <text:s text:c="6"/>|</text:p>
      <text:p text:style-name="P3">+--------+-------------+------+-----+---------+-------+</text:p>
      <text:p text:style-name="P3">3 rows in set (0.00 sec)</text:p>
      <text:p text:style-name="P3"/>
      <text:p text:style-name="P3"><text:soft-page-break/>mysql&gt; INSERT INTO branch VALUES('sanjiv','Trichy','GGGG'),('srivignesh','Trichy','GGG'),('Nitin','Trichy','GGGGG'),('Sri','Trichy','GGG'),('Bhop',Trichy','GGGG');</text:p>
      <text:p text:style-name="P3"/>
      <text:p text:style-name="P3">mysql&gt; DESC branch;</text:p>
      <text:p text:style-name="P3">+-------------+-------------+------+-----+---------+-------+</text:p>
      <text:p text:style-name="P3">| Field <text:s text:c="6"/>| Type <text:s text:c="7"/>| Null | Key | Default | Extra |</text:p>
      <text:p text:style-name="P3">+-------------+-------------+------+-----+---------+-------+</text:p>
      <text:p text:style-name="P3">| branch_name | varchar(20) | YES <text:s/>| <text:s text:c="4"/>| NULL <text:s text:c="3"/>| <text:s text:c="6"/>|</text:p>
      <text:p text:style-name="P3">| branch_city | varchar(20) | YES <text:s/>| <text:s text:c="4"/>| NULL <text:s text:c="3"/>| <text:s text:c="6"/>|</text:p>
      <text:p text:style-name="P3">| assets <text:s text:c="5"/>| varchar(20) | YES <text:s/>| <text:s text:c="4"/>| NULL <text:s text:c="3"/>| <text:s text:c="6"/>|</text:p>
      <text:p text:style-name="P3">+-------------+-------------+------+-----+---------+-------+</text:p>
      <text:p text:style-name="P3">3 rows in set (0.00 sec)</text:p>
      <text:p text:style-name="P3"/>
      <text:p text:style-name="P3">mysql&gt; SELECT COUNT(author_id) FROM author;</text:p>
      <text:p text:style-name="P3">ERROR 1146 (42S02): Table 'db.author' doesn't exist</text:p>
      <text:p text:style-name="P3">mysql&gt; SELECT COUNT(author_id) FROM AUTHOR;</text:p>
      <text:p text:style-name="P3">+------------------+</text:p>
      <text:p text:style-name="P3">| COUNT(author_id) |</text:p>
      <text:p text:style-name="P3">+------------------+</text:p>
      <text:p text:style-name="P3">| <text:s text:c="15"/>5 |</text:p>
      <text:p text:style-name="P3">+------------------+</text:p>
      <text:p text:style-name="P3">1 row in set (0.00 sec)</text:p>
      <text:p text:style-name="P3"/>
      <text:p text:style-name="P3">mysql&gt; INSERT INTO branch VALUES('Soma','Trichy','GGGG');</text:p>
      <text:p text:style-name="P3">Query OK, 1 row affected (0.01 sec)</text:p>
      <text:p text:style-name="P3"/>
      <text:p text:style-name="P3">mysql&gt; INSERT INTO branch VALUES('San','Trichy','GGG');</text:p>
      <text:p text:style-name="P3">Query OK, 1 row affected (0.01 sec)</text:p>
      <text:p text:style-name="P3"/>
      <text:p text:style-name="P3">mysql&gt; INSERT INTO branch VALUES('Nitin','Trichy','GGGGG');</text:p>
      <text:p text:style-name="P3">Query OK, 1 row affected (0.02 sec)</text:p>
      <text:p text:style-name="P3"/>
      <text:p text:style-name="P3">mysql&gt; INSERT INTO branch VALUES('Jam','Trichy','GGGG');</text:p>
      <text:p text:style-name="P3">Query OK, 1 row affected (0.01 sec)</text:p>
      <text:p text:style-name="P3"><text:soft-page-break/>mysql&gt; INSERT INTO branch VALUES('Sri','Trichy','GGG');</text:p>
      <text:p text:style-name="P3">Query OK, 1 row affected (0.02 sec)</text:p>
      <text:p text:style-name="P3"/>
      <text:p text:style-name="P3">mysql&gt; INSERT INTO customer VALUES('Soma','Trichy1','GGGG'),('San','Trichy2','GGG'),('Nitin','Trichy1','GGGGG'),('Sri','Trichy2','GGG'),('Jam','Trichy1','GGGG')</text:p>
      <text:p text:style-name="P3">;</text:p>
      <text:p text:style-name="P3">Query OK, 5 rows affected (0.01 sec)</text:p>
      <text:p text:style-name="P3">Records: 5 <text:s/>Duplicates: 0 <text:s/>Warnings: 0</text:p>
      <text:p text:style-name="P3"/>
      <text:p text:style-name="P3">mysql&gt; INSERT INTO customer VALUES(1,'Soma',32000),(2,'San',12000),(3,'Nitin',23000),(4,'Sri',20050),(5,'Jam',25000);</text:p>
      <text:p text:style-name="P3">Query OK, 5 rows affected (0.02 sec)</text:p>
      <text:p text:style-name="P3">Records: 5 <text:s/>Duplicates: 0 <text:s/>Warnings: 0</text:p>
      <text:p text:style-name="P3"/>
      <text:p text:style-name="P3">mysql&gt; INSERT INTO customer VALUES('Soma','Trichy1','GGGG'),('San','Trichy2','GGG'),('Nitin','Trichy1','GGGGG'),('Sri','Trichy2','GGG'),('Jam','Trichy1','GGGG');</text:p>
      <text:p text:style-name="P3">Query OK, 5 rows affected (0.02 sec)</text:p>
      <text:p text:style-name="P3">Records: 5 <text:s/>Duplicates: 0 <text:s/>Warnings: 0</text:p>
      <text:p text:style-name="P3"/>
      <text:p text:style-name="P3">mysql&gt; INSERT INTO account VALUES(1,'Soma',32000),(2,'San',12000),(3,'Nitin',23000)</text:p>
      <text:p text:style-name="P3">Query OK, 5 rows affected (0.01 sec)</text:p>
      <text:p text:style-name="P3">Records: 5 <text:s/>Duplicates: 0 <text:s/>Warnings: 0</text:p>
      <text:p text:style-name="P3"/>
      <text:p text:style-name="P3">mysql&gt; INSERT INTO loan VALUES(1,'Soma',2000),(2,'San',1000),(3,'Nitin',3000),(4,'Sri',50),(5,'Jam',2500);</text:p>
      <text:p text:style-name="P3">Query OK, 5 rows affected (0.02 sec)</text:p>
      <text:p text:style-name="P3">Records: 5 <text:s/>Duplicates: 0 <text:s/>Warnings: 0</text:p>
      <text:p text:style-name="P3"/>
      <text:p text:style-name="P3">mysql&gt; INSERT INTO depositor VALUES('Soma',1),('San',2),('Nitin',3),('Sri',4),('Jam',5);</text:p>
      <text:p text:style-name="P3">Query OK, 5 rows affected (0.02 sec)</text:p>
      <text:p text:style-name="P3">Records: 5 <text:s/>Duplicates: 0 <text:s/>Warnings: 0</text:p>
      <text:p text:style-name="P3"><text:soft-page-break/></text:p>
      <text:p text:style-name="P3">mysql&gt; INSERT INTO borrower VALUES('Soma',1),('San',2),('Nitin',3),('Sri',4),('Jam',5);</text:p>
      <text:p text:style-name="P3">Query OK, 5 rows affected (0.02 sec)</text:p>
      <text:p text:style-name="P3">Records: 5 <text:s/>Duplicates: 0 <text:s/>Warnings: 0</text:p>
      <text:p text:style-name="P3"/>
      <text:p text:style-name="P3">mysql&gt; SELECT * FROM branch;</text:p>
      <text:p text:style-name="P3">+-------------+-------------+--------+</text:p>
      <text:p text:style-name="P3">| branch_name | branch_city | assets |</text:p>
      <text:p text:style-name="P3">+-------------+-------------+--------+</text:p>
      <text:p text:style-name="P3">| Soma <text:s text:c="7"/>| Trichy <text:s text:c="5"/>| GGGG <text:s text:c="2"/>|</text:p>
      <text:p text:style-name="P3">| San <text:s text:c="8"/>| Trichy <text:s text:c="5"/>| GGG <text:s text:c="3"/>|</text:p>
      <text:p text:style-name="P3">| Nitin <text:s text:c="6"/>| Trichy <text:s text:c="5"/>| GGGGG <text:s/>|</text:p>
      <text:p text:style-name="P3">| Jam <text:s text:c="8"/>| Trichy <text:s text:c="5"/>| GGGG <text:s text:c="2"/>|</text:p>
      <text:p text:style-name="P3">| Sri <text:s text:c="8"/>| Trichy <text:s text:c="5"/>| GGG <text:s text:c="3"/>|</text:p>
      <text:p text:style-name="P3">+-------------+-------------+--------+</text:p>
      <text:p text:style-name="P3">5 rows in set (0.00 sec)</text:p>
      <text:p text:style-name="P3"/>
      <text:p text:style-name="P3">mysql&gt; SELECT * FROM customer;</text:p>
      <text:p text:style-name="P3">+---------------+---------------+----------------+</text:p>
      <text:p text:style-name="P3">| customer_name | customer_city | cutomer_street |</text:p>
      <text:p text:style-name="P3">+---------------+---------------+----------------+</text:p>
      <text:p text:style-name="P3">| Soma <text:s text:c="9"/>| Trichy1 <text:s text:c="6"/>| GGGG <text:s text:c="10"/>|</text:p>
      <text:p text:style-name="P3">| San <text:s text:c="10"/>| Trichy2 <text:s text:c="6"/>| GGG <text:s text:c="11"/>|</text:p>
      <text:p text:style-name="P3">| Nitin <text:s text:c="8"/>| Trichy1 <text:s text:c="6"/>| GGGGG <text:s text:c="9"/>|</text:p>
      <text:p text:style-name="P3">| Sri <text:s text:c="10"/>| Trichy2 <text:s text:c="6"/>| GGG <text:s text:c="11"/>|</text:p>
      <text:p text:style-name="P3">| Jam <text:s text:c="10"/>| Trichy1 <text:s text:c="6"/>| GGGG <text:s text:c="10"/>|</text:p>
      <text:p text:style-name="P3">| 1 <text:s text:c="12"/>| Soma <text:s text:c="9"/>| 32000 <text:s text:c="9"/>|</text:p>
      <text:p text:style-name="P3">| 2 <text:s text:c="12"/>| San <text:s text:c="10"/>| 12000 <text:s text:c="9"/>|</text:p>
      <text:p text:style-name="P3">| 3 <text:s text:c="12"/>| Nitin <text:s text:c="8"/>| 23000 <text:s text:c="9"/>|</text:p>
      <text:p text:style-name="P3">| 4 <text:s text:c="12"/>| Sri <text:s text:c="10"/>| 20050 <text:s text:c="9"/>|</text:p>
      <text:p text:style-name="P3">| 5 <text:s text:c="12"/>| Jam <text:s text:c="10"/>| 25000 <text:s text:c="9"/>|</text:p>
      <text:p text:style-name="P3">| Soma <text:s text:c="9"/>| Trichy1 <text:s text:c="6"/>| GGGG <text:s text:c="10"/>|</text:p>
      <text:p text:style-name="P3">| San <text:s text:c="10"/>| Trichy2 <text:s text:c="6"/>| GGG <text:s text:c="11"/>|</text:p>
      <text:p text:style-name="P3">| Nitin <text:s text:c="8"/>| Trichy1 <text:s text:c="6"/>| GGGGG <text:s text:c="9"/>|</text:p>
      <text:p text:style-name="P3"><text:soft-page-break/>| Sri <text:s text:c="10"/>| Trichy2 <text:s text:c="6"/>| GGG <text:s text:c="11"/>|</text:p>
      <text:p text:style-name="P3">| Jam <text:s text:c="10"/>| Trichy1 <text:s text:c="6"/>| GGGG <text:s text:c="10"/>|</text:p>
      <text:p text:style-name="P3">+---------------+---------------+----------------+</text:p>
      <text:p text:style-name="P3">15 rows in set (0.00 sec)</text:p>
      <text:p text:style-name="P3"/>
      <text:p text:style-name="P3">mysql&gt; SELECT * FROM account;</text:p>
      <text:p text:style-name="P3">+----------------+-------------+---------+</text:p>
      <text:p text:style-name="P3">| account_number | branch_name | balance |</text:p>
      <text:p text:style-name="P3">+----------------+-------------+---------+</text:p>
      <text:p text:style-name="P3">| <text:s text:c="13"/>1 | Soma <text:s text:c="7"/>| <text:s text:c="2"/>32000 |</text:p>
      <text:p text:style-name="P3">| <text:s text:c="13"/>2 | San <text:s text:c="8"/>| <text:s text:c="2"/>12000 |</text:p>
      <text:p text:style-name="P3">| <text:s text:c="13"/>3 | Nitin <text:s text:c="6"/>| <text:s text:c="2"/>23000 |</text:p>
      <text:p text:style-name="P3">| <text:s text:c="13"/>4 | Sri <text:s text:c="8"/>| <text:s text:c="2"/>20050 |</text:p>
      <text:p text:style-name="P3">| <text:s text:c="13"/>5 | Jam <text:s text:c="8"/>| <text:s text:c="2"/>25000 |</text:p>
      <text:p text:style-name="P3">+----------------+-------------+---------+</text:p>
      <text:p text:style-name="P3">5 rows in set (0.00 sec)</text:p>
      <text:p text:style-name="P3"/>
      <text:p text:style-name="P3">mysql&gt; SELECT * FROM loan;</text:p>
      <text:p text:style-name="P3">+-------------+-------------+--------+</text:p>
      <text:p text:style-name="P3">| loan_number | branch_name | amount |</text:p>
      <text:p text:style-name="P3">+-------------+-------------+--------+</text:p>
      <text:p text:style-name="P3">| <text:s text:c="10"/>1 | Soma <text:s text:c="7"/>| <text:s text:c="2"/>2000 |</text:p>
      <text:p text:style-name="P3">| <text:s text:c="10"/>2 | San <text:s text:c="8"/>| <text:s text:c="2"/>1000 |</text:p>
      <text:p text:style-name="P3">| <text:s text:c="10"/>3 | Nitin <text:s text:c="6"/>| <text:s text:c="2"/>3000 |</text:p>
      <text:p text:style-name="P3">| <text:s text:c="10"/>4 | Sri <text:s text:c="8"/>| <text:s text:c="4"/>50 |</text:p>
      <text:p text:style-name="P3">| <text:s text:c="10"/>5 | Jam <text:s text:c="8"/>| <text:s text:c="2"/>2500 |</text:p>
      <text:p text:style-name="P3">+-------------+-------------+--------+</text:p>
      <text:p text:style-name="P3">5 rows in set (0.00 sec)</text:p>
      <text:p text:style-name="P3"/>
      <text:p text:style-name="P3">mysql&gt; SELECT * FROM depositor;</text:p>
      <text:p text:style-name="P3">+---------------+----------------+</text:p>
      <text:p text:style-name="P3">| customer_name | account_number |</text:p>
      <text:p text:style-name="P3">+---------------+----------------+</text:p>
      <text:p text:style-name="P3">| Soma <text:s text:c="9"/>| <text:s text:c="13"/>1 |</text:p>
      <text:p text:style-name="P3">| San <text:s text:c="10"/>| <text:s text:c="13"/>2 |</text:p>
      <text:p text:style-name="P3"><text:soft-page-break/>| Nitin <text:s text:c="8"/>| <text:s text:c="13"/>3 |</text:p>
      <text:p text:style-name="P3">| Sri <text:s text:c="10"/>| <text:s text:c="13"/>4 |</text:p>
      <text:p text:style-name="P3">| Jam <text:s text:c="10"/>| <text:s text:c="13"/>5 |</text:p>
      <text:p text:style-name="P3">+---------------+----------------+</text:p>
      <text:p text:style-name="P3">5 rows in set (0.00 sec)</text:p>
      <text:p text:style-name="P3"/>
      <text:p text:style-name="P3">mysql&gt; SELECT * FROM borrower;</text:p>
      <text:p text:style-name="P3">+---------------+-------------+</text:p>
      <text:p text:style-name="P3">| customer_name | loan_number |</text:p>
      <text:p text:style-name="P3">+---------------+-------------+</text:p>
      <text:p text:style-name="P3">| Soma <text:s text:c="9"/>| <text:s text:c="10"/>1 |</text:p>
      <text:p text:style-name="P3">| San <text:s text:c="10"/>| <text:s text:c="10"/>2 |</text:p>
      <text:p text:style-name="P3">| Nitin <text:s text:c="8"/>| <text:s text:c="10"/>3 |</text:p>
      <text:p text:style-name="P3">| Sri <text:s text:c="10"/>| <text:s text:c="10"/>4 |</text:p>
      <text:p text:style-name="P3">| Jam <text:s text:c="10"/>| <text:s text:c="10"/>5 |</text:p>
      <text:p text:style-name="P3">+---------------+-------------+</text:p>
      <text:p text:style-name="P3">5 rows in set (0.00 sec)</text:p>
      <text:p text:style-name="P3"/>
      <text:p text:style-name="P3">mysql&gt; SELECT amount FROM loan WHERE amount&gt;=12000;</text:p>
      <text:p text:style-name="P3">Empty set (0.00 sec)</text:p>
      <text:p text:style-name="P3"/>
      <text:p text:style-name="P3">mysql&gt; SELECT branch_name FROM branch WHERE branch_city='Trichy';</text:p>
      <text:p text:style-name="P3">+-------------+</text:p>
      <text:p text:style-name="P3">| branch_name |</text:p>
      <text:p text:style-name="P3">+-------------+</text:p>
      <text:p text:style-name="P3">| Soma <text:s text:c="7"/>|</text:p>
      <text:p text:style-name="P3">| San <text:s text:c="8"/>|</text:p>
      <text:p text:style-name="P3">| Nitin <text:s text:c="6"/>|</text:p>
      <text:p text:style-name="P3">| Jam <text:s text:c="8"/>|</text:p>
      <text:p text:style-name="P3">| Sri <text:s text:c="8"/>|</text:p>
      <text:p text:style-name="P3">+-------------+</text:p>
      <text:p text:style-name="P3">5 rows in set (0.00 sec)</text:p>
      <text:p text:style-name="P3"/>
      <text:p text:style-name="P3"><text:soft-page-break/>mysql&gt; SELECT customer_name FROM depositor WHERE account_number=1;</text:p>
      <text:p text:style-name="P3">+---------------+</text:p>
      <text:p text:style-name="P3">| customer_name |</text:p>
      <text:p text:style-name="P3">+---------------+</text:p>
      <text:p text:style-name="P3">| Soma <text:s text:c="9"/>|</text:p>
      <text:p text:style-name="P3">+---------------+</text:p>
      <text:p text:style-name="P3">1 row in set (0.00 sec)</text:p>
      <text:p text:style-name="P3"/>
      <text:p text:style-name="P3">mysql&gt; SELECT customer_name FROM customer WHERE customer_name='S%';</text:p>
      <text:p text:style-name="P3">Empty set (0.00 sec)</text:p>
      <text:p text:style-name="P3"/>
      <text:p text:style-name="P3">SELECT customer_name FROM customer WHERE customer_name LIKE 'S%';</text:p>
      <text:p text:style-name="P3">+---------------+</text:p>
      <text:p text:style-name="P3">| customer_name |</text:p>
      <text:p text:style-name="P3">+---------------+</text:p>
      <text:p text:style-name="P3">| Soma <text:s text:c="9"/>|</text:p>
      <text:p text:style-name="P3">| San <text:s text:c="10"/>|</text:p>
      <text:p text:style-name="P3">| Sri <text:s text:c="10"/>|</text:p>
      <text:p text:style-name="P3">| Soma <text:s text:c="9"/>|</text:p>
      <text:p text:style-name="P3">| San <text:s text:c="10"/>|</text:p>
      <text:p text:style-name="P3">| Sri <text:s text:c="10"/>|</text:p>
      <text:p text:style-name="P3">+---------------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MP2" style:family="paragraph" style:parent-style-name="Footer">
      <style:paragraph-properties fo:text-align="end" style:justify-single-word="false"/>
      <style:text-properties officeooo:rsid="0008e44a" officeooo:paragraph-rsid="0008e4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njiv Kannaa J</text:p>
        <text:p text:style-name="MP1">106121116</text:p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2:46.118171649</meta:creation-date>
    <dc:date>2023-10-23T21:46:54.896346891</dc:date>
    <meta:editing-duration>PT11M35S</meta:editing-duration>
    <meta:editing-cycles>13</meta:editing-cycles>
    <meta:generator>LibreOffice/7.5.6.2$Linux_X86_64 LibreOffice_project/50$Build-2</meta:generator>
    <meta:document-statistic meta:table-count="0" meta:image-count="0" meta:object-count="0" meta:page-count="14" meta:paragraph-count="373" meta:word-count="2108" meta:character-count="14473" meta:non-whitespace-character-count="11229"/>
  </office:meta>
</office:document-meta>
</file>